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5000001D0EEB59CE0.png"/>
  <manifest:file-entry manifest:media-type="image/png" manifest:full-path="Pictures/1000000000000320000001C480AF306F.png"/>
  <manifest:file-entry manifest:media-type="image/png" manifest:full-path="Pictures/1000000000000329000001C738469273.png"/>
  <manifest:file-entry manifest:media-type="image/png" manifest:full-path="Pictures/10000000000003B80000017B0DB2EC2B.png"/>
  <manifest:file-entry manifest:media-type="image/png" manifest:full-path="Pictures/100000000000032700000176AADD7868.png"/>
  <manifest:file-entry manifest:media-type="image/png" manifest:full-path="Pictures/1000000000000321000001D82E6473F0.png"/>
  <manifest:file-entry manifest:media-type="image/png" manifest:full-path="Pictures/100000000000032B000001CC005F4029.png"/>
  <manifest:file-entry manifest:media-type="image/png" manifest:full-path="Pictures/1000000000000326000001CB64CED437.png"/>
  <manifest:file-entry manifest:media-type="image/png" manifest:full-path="Pictures/100000000000032E000001A5687105A0.png"/>
  <manifest:file-entry manifest:media-type="image/png" manifest:full-path="Pictures/10000000000003260000013894FC70D5.png"/>
  <manifest:file-entry manifest:media-type="image/png" manifest:full-path="Pictures/100000000000032B000001D09405CD23.png"/>
  <manifest:file-entry manifest:media-type="image/png" manifest:full-path="Pictures/1000000000000323000001C62074EED1.png"/>
  <manifest:file-entry manifest:media-type="image/png" manifest:full-path="Pictures/100000000000032B000001C9D6E2491D.png"/>
  <manifest:file-entry manifest:media-type="image/png" manifest:full-path="Pictures/1000000000000326000001C65ACCFCBC.png"/>
  <manifest:file-entry manifest:media-type="image/png" manifest:full-path="Pictures/1000000000000248000000769A7A5491.png"/>
  <manifest:file-entry manifest:media-type="image/png" manifest:full-path="Pictures/100000000000032C000001B7E1C3E049.png"/>
  <manifest:file-entry manifest:media-type="image/png" manifest:full-path="Pictures/1000000000000328000001CD83EF094B.png"/>
  <manifest:file-entry manifest:media-type="image/png" manifest:full-path="Pictures/100000000000032E0000016FDE3EBF81.png"/>
  <manifest:file-entry manifest:media-type="image/png" manifest:full-path="Pictures/1000000000000327000001CE48214095.png"/>
  <manifest:file-entry manifest:media-type="image/png" manifest:full-path="Pictures/10000000000004F1000002B2B122CD18.png"/>
  <manifest:file-entry manifest:media-type="image/png" manifest:full-path="Pictures/10000000000003BA000001BBEA535FBF.png"/>
  <manifest:file-entry manifest:media-type="image/png" manifest:full-path="Pictures/1000000000000324000001C39BB2048E.png"/>
  <manifest:file-entry manifest:media-type="image/png" manifest:full-path="Pictures/10000000000003290000011A6F8B3273.png"/>
  <manifest:file-entry manifest:media-type="image/png" manifest:full-path="Pictures/1000000000000323000000E131EB2096.png"/>
  <manifest:file-entry manifest:media-type="image/png" manifest:full-path="Pictures/100000000000032100000229E3B60573.png"/>
  <manifest:file-entry manifest:media-type="image/png" manifest:full-path="Pictures/10000000000003DE00000261C60C8ECA.png"/>
  <manifest:file-entry manifest:media-type="image/png" manifest:full-path="Pictures/100000000000049A000001A98B6EB41C.png"/>
  <manifest:file-entry manifest:media-type="image/png" manifest:full-path="Pictures/1000000000000329000001CB0F9F9354.png"/>
  <manifest:file-entry manifest:media-type="image/png" manifest:full-path="Pictures/1000000000000324000001C956C88C35.png"/>
  <manifest:file-entry manifest:media-type="image/png" manifest:full-path="Pictures/1000000000000323000001C23DF737E0.png"/>
  <manifest:file-entry manifest:media-type="image/png" manifest:full-path="Pictures/1000000000000325000001608122E941.png"/>
  <manifest:file-entry manifest:media-type="image/png" manifest:full-path="Pictures/100000000000032300000229CEDB235A.png"/>
  <manifest:file-entry manifest:media-type="image/png" manifest:full-path="Pictures/100000000000032E000001CAE404672D.png"/>
  <manifest:file-entry manifest:media-type="image/png" manifest:full-path="Pictures/1000000000000325000001C9FE47979F.png"/>
  <manifest:file-entry manifest:media-type="image/png" manifest:full-path="Pictures/1000000000000325000001C6A30225FB.png"/>
  <manifest:file-entry manifest:media-type="image/png" manifest:full-path="Pictures/100000000000032D000001CB31FCE202.png"/>
  <manifest:file-entry manifest:media-type="image/png" manifest:full-path="Pictures/1000000000000328000001C668D76256.png"/>
  <manifest:file-entry manifest:media-type="image/png" manifest:full-path="Pictures/100000000000032600000179892AB2D7.png"/>
  <manifest:file-entry manifest:media-type="image/png" manifest:full-path="Pictures/100000000000032A000001680F686921.png"/>
  <manifest:file-entry manifest:media-type="image/png" manifest:full-path="Pictures/10000000000003250000018CA0BFC08D.png"/>
  <manifest:file-entry manifest:media-type="image/png" manifest:full-path="Pictures/1000000000000330000001D2C9D8C04F.png"/>
  <manifest:file-entry manifest:media-type="image/png" manifest:full-path="Pictures/1000000000000328000001C4EA919BAA.png"/>
  <manifest:file-entry manifest:media-type="image/png" manifest:full-path="Pictures/10000000000001D60000024D80B977A8.png"/>
  <manifest:file-entry manifest:media-type="image/png" manifest:full-path="Pictures/100000000000032E000001CC0AC4B2B9.png"/>
  <manifest:file-entry manifest:media-type="image/png" manifest:full-path="Pictures/10000000000003BD000001EE3CC07190.png"/>
  <manifest:file-entry manifest:media-type="image/png" manifest:full-path="Pictures/100000000000032D0000018290AFA91C.png"/>
  <manifest:file-entry manifest:media-type="image/png" manifest:full-path="Pictures/100000000000032E000001EEE6F60E15.png"/>
  <manifest:file-entry manifest:media-type="image/png" manifest:full-path="Pictures/1000000000000324000001C95FCABC19.png"/>
  <manifest:file-entry manifest:media-type="image/png" manifest:full-path="Pictures/10000000000003D5000001D59B253989.png"/>
  <manifest:file-entry manifest:media-type="image/png" manifest:full-path="Pictures/100000000000032D000001C398C42DFF.png"/>
  <manifest:file-entry manifest:media-type="image/png" manifest:full-path="Pictures/10000000000003CA00000105E7A215E4.png"/>
  <manifest:file-entry manifest:media-type="image/png" manifest:full-path="Pictures/100000000000032A0000030BE15DAF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0cm" svg:height="19.4cm" svg:x="2.2cm" svg:y="0.6cm">
          <draw:image xlink:href="Pictures/10000000000001D60000024D80B977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5.955cm" svg:height="12.408cm" svg:x="1.059cm" svg:y="4.334cm">
          <draw:image xlink:href="Pictures/10000000000003D5000001D59B2539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text-style-name="P1" draw:layer="layout" svg:width="25.24cm" svg:height="11.72cm" svg:x="1.417cm" svg:y="1.48cm">
          <draw:image xlink:href="Pictures/10000000000003BA000001BBEA535FBF.png" xlink:type="simple" xlink:show="embed" xlink:actuate="onLoad">
            <text:p/>
          </draw:image>
        </draw:frame>
        <draw:frame draw:style-name="gr1" draw:text-style-name="P1" draw:layer="layout" svg:width="15.451cm" svg:height="3.121cm" svg:x="2cm" svg:y="13.2cm">
          <draw:image xlink:href="Pictures/1000000000000248000000769A7A54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25.187cm" svg:height="10.027cm" svg:x="1.4cm" svg:y="1.2cm">
          <draw:image xlink:href="Pictures/10000000000003B80000017B0DB2EC2B.png" xlink:type="simple" xlink:show="embed" xlink:actuate="onLoad">
            <text:p/>
          </draw:image>
        </draw:frame>
        <draw:frame draw:style-name="gr1" draw:text-style-name="P1" draw:layer="layout" svg:width="25.664cm" svg:height="6.905cm" svg:x="1.336cm" svg:y="11.295cm">
          <draw:image xlink:href="Pictures/10000000000003CA00000105E7A215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" draw:text-style-name="P1" draw:layer="layout" svg:width="21.536cm" svg:height="13.069cm" svg:x="3.4cm" svg:y="2.331cm">
          <draw:image xlink:href="Pictures/100000000000032E000001EEE6F60E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" draw:text-style-name="P1" draw:layer="layout" svg:width="21.192cm" svg:height="14.63cm" svg:x="3.53cm" svg:y="4.434cm">
          <draw:image xlink:href="Pictures/100000000000032100000229E3B605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21.351cm" svg:height="9.894cm" svg:x="3.45cm" svg:y="6.802cm">
          <draw:image xlink:href="Pictures/100000000000032700000176AADD7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" draw:text-style-name="P1" draw:layer="layout" svg:width="19.841cm" svg:height="19.454cm" svg:x="4.759cm" svg:y="0.6cm">
          <draw:image xlink:href="Pictures/100000000000032A0000030BE15DAF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21.298cm" svg:height="10.477cm" svg:x="2.302cm" svg:y="7.323cm">
          <draw:image xlink:href="Pictures/10000000000003250000018CA0BFC0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" draw:text-style-name="P1" draw:layer="layout" svg:width="21.245cm" svg:height="14.63cm" svg:x="3.555cm" svg:y="3.57cm">
          <draw:image xlink:href="Pictures/100000000000032300000229CEDB2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" draw:text-style-name="P1" draw:layer="layout" svg:width="21.536cm" svg:height="12.17cm" svg:x="3.464cm" svg:y="3.03cm">
          <draw:image xlink:href="Pictures/100000000000032E000001CC0AC4B2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1" draw:text-style-name="P1" draw:layer="layout" svg:width="21.245cm" svg:height="11.905cm" svg:x="3.955cm" svg:y="4.2cm">
          <draw:image xlink:href="Pictures/1000000000000323000001C23DF737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1" draw:layer="layout" svg:width="21.589cm" svg:height="12.329cm" svg:x="4cm" svg:y="4.4cm">
          <draw:image xlink:href="Pictures/1000000000000330000001D2C9D8C0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" draw:text-style-name="P1" draw:layer="layout" svg:width="21.166cm" svg:height="11.958cm" svg:x="3.6cm" svg:y="4.442cm">
          <draw:image xlink:href="Pictures/1000000000000320000001C480AF30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1" draw:text-style-name="P1" draw:layer="layout" svg:width="21.457cm" svg:height="12.09cm" svg:x="3.397cm" svg:y="4.51cm">
          <draw:image xlink:href="Pictures/100000000000032B000001C9D6E249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1" draw:text-style-name="P1" draw:layer="layout" svg:width="21.483cm" svg:height="11.614cm" svg:x="3.384cm" svg:y="4.4cm">
          <draw:image xlink:href="Pictures/100000000000032C000001B7E1C3E0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1" draw:text-style-name="P1" draw:layer="layout" svg:width="21.457cm" svg:height="12.276cm" svg:x="3.143cm" svg:y="5cm">
          <draw:image xlink:href="Pictures/100000000000032B000001D09405CD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1" draw:text-style-name="P1" draw:layer="layout" svg:width="21.245cm" svg:height="12.011cm" svg:x="3.755cm" svg:y="5.389cm">
          <draw:image xlink:href="Pictures/1000000000000323000001C62074EE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1" draw:text-style-name="P1" draw:layer="layout" svg:width="21.377cm" svg:height="11.958cm" svg:x="3.6cm" svg:y="4.242cm">
          <draw:image xlink:href="Pictures/1000000000000328000001C4EA919B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style-name="gr1" draw:text-style-name="P1" draw:layer="layout" svg:width="21.298cm" svg:height="12.276cm" svg:x="3.477cm" svg:y="3.924cm">
          <draw:image xlink:href="Pictures/1000000000000325000001D0EEB59C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style-name="gr1" draw:text-style-name="P1" draw:layer="layout" svg:width="21.192cm" svg:height="12.487cm" svg:x="3.8cm" svg:y="3.8cm">
          <draw:image xlink:href="Pictures/1000000000000321000001D82E6473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draw:frame draw:style-name="gr1" draw:text-style-name="P1" draw:layer="layout" svg:width="21.298cm" svg:height="9.312cm" svg:x="3.477cm" svg:y="9.828cm">
          <draw:image xlink:href="Pictures/1000000000000325000001608122E9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draw:frame draw:style-name="gr1" draw:text-style-name="P1" draw:layer="layout" svg:width="21.51cm" svg:height="12.143cm" svg:x="3.371cm" svg:y="4.457cm">
          <draw:image xlink:href="Pictures/100000000000032D000001CB31FCE2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draw:frame draw:style-name="gr1" draw:text-style-name="P1" draw:layer="layout" svg:width="21.272cm" svg:height="11.932cm" svg:x="3.328cm" svg:y="6cm">
          <draw:image xlink:href="Pictures/1000000000000324000001C39BB204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draw:frame draw:style-name="gr1" draw:text-style-name="P1" draw:layer="layout" svg:width="21.272cm" svg:height="11.932cm" svg:x="3.328cm" svg:y="6cm">
          <draw:image xlink:href="Pictures/1000000000000324000001C39BB204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frame draw:style-name="gr1" draw:text-style-name="P1" draw:layer="layout" svg:width="21.51cm" svg:height="11.932cm" svg:x="3.371cm" svg:y="5.6cm">
          <draw:image xlink:href="Pictures/100000000000032D000001C398C42D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draw:frame draw:style-name="gr1" draw:text-style-name="P1" draw:layer="layout" svg:width="21.324cm" svg:height="12.011cm" svg:x="3.464cm" svg:y="6.589cm">
          <draw:image xlink:href="Pictures/1000000000000326000001C65ACCFC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draw:frame draw:style-name="gr1" draw:text-style-name="P1" draw:layer="layout" svg:width="21.324cm" svg:height="9.974cm" svg:x="3.676cm" svg:y="6.2cm">
          <draw:image xlink:href="Pictures/100000000000032600000179892AB2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draw:frame draw:style-name="gr1" draw:text-style-name="P1" draw:layer="layout" svg:width="26.193cm" svg:height="16.112cm" svg:x="0.807cm" svg:y="3.2cm">
          <draw:image xlink:href="Pictures/10000000000003DE00000261C60C8E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draw:frame draw:style-name="gr1" draw:text-style-name="P1" draw:layer="layout" svg:width="21.324cm" svg:height="8.254cm" svg:x="3.464cm" svg:y="5.2cm">
          <draw:image xlink:href="Pictures/10000000000003260000013894FC7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draw:frame draw:style-name="gr1" draw:text-style-name="P1" draw:layer="layout" svg:width="21.43cm" svg:height="9.524cm" svg:x="3.57cm" svg:y="6.276cm">
          <draw:image xlink:href="Pictures/100000000000032A000001680F6869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draw:frame draw:style-name="gr1" draw:text-style-name="P1" draw:layer="layout" svg:width="21.457cm" svg:height="12.17cm" svg:x="3.2cm" svg:y="4.63cm">
          <draw:image xlink:href="Pictures/100000000000032B000001CC005F40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draw:frame draw:style-name="gr1" draw:text-style-name="P1" draw:layer="layout" svg:width="21.272cm" svg:height="12.09cm" svg:x="3.6cm" svg:y="4.71cm">
          <draw:image xlink:href="Pictures/1000000000000324000001C95FCABC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draw:frame draw:style-name="gr1" draw:text-style-name="P1" draw:layer="layout" svg:width="21.272cm" svg:height="12.09cm" svg:x="3.528cm" svg:y="4cm">
          <draw:image xlink:href="Pictures/1000000000000324000001C956C88C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draw:frame draw:style-name="gr1" draw:text-style-name="P1" draw:layer="layout" svg:width="21.404cm" svg:height="12.143cm" svg:x="3.424cm" svg:y="4.257cm">
          <draw:image xlink:href="Pictures/1000000000000329000001CB0F9F93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draw:frame draw:style-name="gr1" draw:text-style-name="P1" draw:layer="layout" svg:width="21.245cm" svg:height="5.952cm" svg:x="3.4cm" svg:y="4cm">
          <draw:image xlink:href="Pictures/1000000000000323000000E131EB2096.png" xlink:type="simple" xlink:show="embed" xlink:actuate="onLoad">
            <text:p/>
          </draw:image>
        </draw:frame>
        <draw:frame draw:style-name="gr1" draw:text-style-name="P1" draw:layer="layout" svg:width="23.274cm" svg:height="8.534cm" svg:x="3.126cm" svg:y="10.8cm">
          <draw:image xlink:href="Pictures/100000000000049A000001A98B6EB4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draw:frame draw:style-name="gr1" draw:text-style-name="P1" draw:layer="layout" svg:width="21.536cm" svg:height="11.138cm" svg:x="3.264cm" svg:y="4.2cm">
          <draw:image xlink:href="Pictures/100000000000032E000001A5687105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draw:frame draw:style-name="gr1" draw:text-style-name="P1" draw:layer="layout" svg:width="21.51cm" svg:height="10.212cm" svg:x="3.29cm" svg:y="5.388cm">
          <draw:image xlink:href="Pictures/100000000000032D0000018290AFA9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draw:frame draw:style-name="gr1" draw:text-style-name="P1" draw:layer="layout" svg:width="21.536cm" svg:height="12.117cm" svg:x="3.864cm" svg:y="3.883cm">
          <draw:image xlink:href="Pictures/100000000000032E000001CAE40467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draw:frame draw:style-name="gr1" draw:text-style-name="P1" draw:layer="layout" svg:width="21.536cm" svg:height="12.117cm" svg:x="3.864cm" svg:y="3.883cm">
          <draw:image xlink:href="Pictures/100000000000032E000001CAE40467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>
        <draw:frame draw:style-name="gr1" draw:text-style-name="P1" draw:layer="layout" svg:width="21.377cm" svg:height="12.196cm" svg:x="3.437cm" svg:y="4.604cm">
          <draw:image xlink:href="Pictures/1000000000000328000001CD83EF09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draw:frame draw:style-name="gr1" draw:text-style-name="P1" draw:layer="layout" svg:width="21.298cm" svg:height="12.09cm" svg:x="3.502cm" svg:y="4.4cm">
          <draw:image xlink:href="Pictures/1000000000000325000001C9FE4797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draw:frame draw:style-name="gr1" draw:text-style-name="P1" draw:layer="layout" svg:width="21.404cm" svg:height="12.038cm" svg:x="3cm" svg:y="4.4cm">
          <draw:image xlink:href="Pictures/1000000000000329000001C738469273.png" xlink:type="simple" xlink:show="embed" xlink:actuate="onLoad">
            <text:p/>
          </draw:image>
        </draw:frame>
        <draw:frame draw:style-name="gr3" draw:layer="layout" svg:width="13cm" svg:height="1.675cm" svg:x="7.8cm" svg:y="1.6cm">
          <draw:text-box>
            <text:p>Le Head passe de C3 à C2 puis à C1 et enfin à C0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Virginie </dc:creator>
          <dc:date>2024-10-29T16:12:33</dc:date>
          <text:p>Le head passe par C3, puis C2, C1 et enfin C0</text:p>
        </officeooo:annotation>
      </draw:page>
      <draw:page draw:name="page44" draw:style-name="dp1" draw:master-page-name="Standard">
        <draw:frame draw:style-name="gr1" draw:text-style-name="P1" draw:layer="layout" svg:width="21.404cm" svg:height="7.46cm" svg:x="3.2cm" svg:y="0.741cm">
          <draw:image xlink:href="Pictures/10000000000003290000011A6F8B3273.png" xlink:type="simple" xlink:show="embed" xlink:actuate="onLoad">
            <text:p/>
          </draw:image>
        </draw:frame>
        <draw:frame draw:style-name="gr1" draw:text-style-name="P1" draw:layer="layout" svg:width="21.377cm" svg:height="12.011cm" svg:x="3.223cm" svg:y="7.989cm">
          <draw:image xlink:href="Pictures/1000000000000328000001C668D762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>
        <draw:frame draw:style-name="gr1" draw:text-style-name="P1" draw:layer="layout" svg:width="21.298cm" svg:height="12.011cm" svg:x="3.388cm" svg:y="4.532cm">
          <draw:image xlink:href="Pictures/1000000000000325000001C6A30225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draw:frame draw:style-name="gr1" draw:text-style-name="P1" draw:layer="layout" svg:width="21.536cm" svg:height="9.709cm" svg:x="3.269cm" svg:y="5.683cm">
          <draw:image xlink:href="Pictures/100000000000032E0000016FDE3EBF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>
        <draw:frame draw:style-name="gr1" draw:text-style-name="P1" draw:layer="layout" svg:width="21.351cm" svg:height="12.223cm" svg:x="3.361cm" svg:y="4.426cm">
          <draw:image xlink:href="Pictures/1000000000000327000001CE482140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draw:frame draw:style-name="gr1" draw:text-style-name="P1" draw:layer="layout" svg:width="21.324cm" svg:height="12.143cm" svg:x="3.375cm" svg:y="4.466cm">
          <draw:image xlink:href="Pictures/1000000000000326000001CB64CED4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draw:frame draw:style-name="gr1" draw:text-style-name="P1" draw:layer="layout" svg:width="21.324cm" svg:height="12.143cm" svg:x="3.375cm" svg:y="4.466cm">
          <draw:image xlink:href="Pictures/1000000000000326000001CB64CED4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draw:frame draw:style-name="gr1" draw:text-style-name="P1" draw:layer="layout" svg:width="27.999cm" svg:height="15.271cm" svg:x="0.102cm" svg:y="1.343cm">
          <draw:image xlink:href="Pictures/10000000000004F1000002B2B122CD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draw:frame draw:style-name="gr1" draw:text-style-name="P1" draw:layer="layout" svg:width="25.32cm" svg:height="13.069cm" svg:x="1.442cm" svg:y="2.444cm">
          <draw:image xlink:href="Pictures/10000000000003BD000001EE3CC071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rginie </meta:initial-creator>
    <meta:creation-date>2024-10-29T15:18:42.81</meta:creation-date>
    <meta:editing-duration>PT1H23M48S</meta:editing-duration>
    <meta:editing-cycles>7</meta:editing-cycles>
    <dc:date>2024-10-29T16:42:30.58</dc:date>
    <dc:creator>Virginie </dc:creator>
    <meta:generator>OpenOffice/4.1.15$Win32 OpenOffice.org_project/4115m2$Build-9813</meta:generator>
    <meta:document-statistic meta:object-count="179"/>
  </office:meta>
</office:document-meta>
</file>